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Support.setRequest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portResponseWrapper.get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mportResponseWrapper.get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portResponseWrapper.setStatu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upport.setLog( Log 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portSupport.stripSession(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mportResponseWrapper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ResponseWrapper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losingHttpURLConnectionReader.SafeClosingHttpURLConnectionReader( Reader r , HttpURLConnection hu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feClosingHttpURLConnectionReader.read( char [ ] buf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upport.acquireString( String url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SafeClosingHttpURLConnection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ResponseWrapper.ImportResponseWrapper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losingHttpURLConnection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losingHttpURLConnectionReader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upport.setServletContext( ServletContext appli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feClosingHttpURLConnectionRead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portSupport.isAbsoluteUrl( String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mportSupport.getContentTypeAttribute( String input ,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afeClosingHttpURLConnectionRe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losingHttpURLConnection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upport.setResponse(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portResponseWrapper.setContentType( Stri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portResponseWrapper.setLocale( Locale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portResponseWrapper.getOut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afeClosingHttpURLConnectionReader.mark( int readAh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losingHttpURLConnectionReader.read( char [ ]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upport.acquireReader( String url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8">
            <text:p text:style-name="Table_20_Contents">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